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3091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5453in"/>
    </style:style>
    <style:style style:name="co7" style:family="table-column">
      <style:table-column-properties fo:break-before="auto" style:column-width="0.5673in"/>
    </style:style>
    <style:style style:name="co8" style:family="table-column">
      <style:table-column-properties fo:break-before="auto" style:column-width="0.698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0108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ai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number-columns-repeated="247" table:default-cell-style-name="ce25"/>
        <table:table-row table:style-name="ro1">
          <table:table-cell table:style-name="ce1" office:value-type="string">
            <text:p>Universitatea <text:s/>Politehnica <text:s/>Bucureşti <text:s text:c="11"/>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Catedra Calculato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 office:value-type="string">
            <text:p>Facultatea Automatică şi Calculatoare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Luna </text:p>
          </table:table-cell>
          <table:table-cell table:style-name="ce6" office:value-type="string">
            <text:p>decembrie</text:p>
          </table:table-cell>
          <table:table-cell table:style-name="ce6"/>
          <table:table-cell table:style-name="ce1" table:number-columns-repeated="247"/>
        </table:table-row>
        <table:table-row table:style-name="ro2">
          <table:table-cell table:style-name="ce1"/>
          <table:table-cell table:style-name="ce7"/>
          <table:table-cell table:style-name="ce6" table:number-columns-repeated="3"/>
          <table:table-cell table:style-name="ce1"/>
          <table:table-cell table:style-name="ce6" table:number-columns-repeated="3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Situatia orelor efectuate de </text:p>
          </table:table-cell>
          <table:table-cell table:style-name="ce6" table:number-columns-repeated="2"/>
          <table:table-cell table:style-name="ce25" office:value-type="string">
            <text:p>ing. Deaconescu Razvan</text:p>
          </table:table-cell>
          <table:table-cell table:style-name="ce25"/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<text:s text:c="4"/>cu functia de baza</text:p>
          </table:table-cell>
          <table:table-cell table:style-name="ce6"/>
          <table:table-cell table:style-name="ce1" office:value-type="string">
            <text:p>as</text:p>
          </table:table-cell>
          <table:table-cell table:style-name="ce6" office:value-type="string">
            <text:p>la</text:p>
          </table:table-cell>
          <table:table-cell table:style-name="ce6" office:value-type="string">
            <text:p>Utilizarea Sistemelor de Opr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/>
          <table:table-cell table:style-name="ce8"/>
          <table:table-cell table:style-name="ce12" table:number-columns-repeated="7"/>
          <table:table-cell table:number-columns-repeated="247"/>
        </table:table-row>
        <table:table-row table:style-name="ro1">
          <table:table-cell table:style-name="ce3" office:value-type="string">
            <text:p>Nr.</text:p>
          </table:table-cell>
          <table:table-cell table:style-name="ce9" office:value-type="string">
            <text:p>Felul si</text:p>
          </table:table-cell>
          <table:table-cell table:style-name="ce9" office:value-type="string">
            <text:p>Facultatea</text:p>
          </table:table-cell>
          <table:table-cell table:style-name="ce18" office:value-type="string">
            <text:p>Disciplina</text:p>
          </table:table-cell>
          <table:table-cell table:style-name="ce9" office:value-type="string">
            <text:p>Curs</text:p>
          </table:table-cell>
          <table:table-cell table:style-name="ce18" office:value-type="string">
            <text:p>Aplicatii</text:p>
          </table:table-cell>
          <table:table-cell table:style-name="ce9" office:value-type="string">
            <text:p>An/Gr</text:p>
          </table:table-cell>
          <table:table-cell table:style-name="ce18" office:value-type="string">
            <text:p>Data</text:p>
          </table:table-cell>
          <table:table-cell table:style-name="ce9" office:value-type="string">
            <text:p>Orele</text:p>
          </table:table-cell>
          <table:table-cell table:style-name="ce2" table:number-columns-repeated="247"/>
        </table:table-row>
        <table:table-row table:style-name="ro1">
          <table:table-cell table:style-name="ce4" office:value-type="string">
            <text:p>crt.</text:p>
          </table:table-cell>
          <table:table-cell table:style-name="ce10" office:value-type="string">
            <text:p>nr.post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2" table:number-columns-repeated="24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office:value-type="date" office:date-value="2006-12-04">
            <text:p>4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9]+1" office:value-type="float" office:value="2">
            <text:p>2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9]+7" office:value-type="date" office:date-value="2006-12-11">
            <text:p>11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0]+1" office:value-type="float" office:value="3">
            <text:p>3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10]+7" office:value-type="date" office:date-value="2006-12-18">
            <text:p>18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1]+1" office:value-type="float" office:value="4">
            <text:p>4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office:value-type="date" office:date-value="2006-12-06">
            <text:p>6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2]+1" office:value-type="float" office:value="5">
            <text:p>5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2]+7" office:value-type="date" office:date-value="2006-12-13">
            <text:p>13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3]+1" office:value-type="float" office:value="6">
            <text:p>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3]+7" office:value-type="date" office:date-value="2006-12-20">
            <text:p>20-Dec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4]+1" office:value-type="float" office:value="7">
            <text:p>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office:value-type="date" office:date-value="2006-12-06">
            <text:p>6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5]+1" office:value-type="float" office:value="8">
            <text:p>8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15]+7" office:value-type="date" office:date-value="2006-12-13">
            <text:p>13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6]+1" office:value-type="float" office:value="9">
            <text:p>9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16]+7" office:value-type="date" office:date-value="2006-12-20">
            <text:p>20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7]+1" office:value-type="float" office:value="10">
            <text:p>10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office:value-type="date" office:date-value="2006-12-06">
            <text:p>6-Dec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18]+1" office:value-type="float" office:value="11">
            <text:p>11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18]+7" office:value-type="date" office:date-value="2006-12-13">
            <text:p>13-Dec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19]+1" office:value-type="float" office:value="12">
            <text:p>12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19]+7" office:value-type="date" office:date-value="2006-12-20">
            <text:p>20-Dec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0]+1" office:value-type="float" office:value="13">
            <text:p>13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office:value-type="date" office:date-value="2006-12-01">
            <text:p>1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1]+1" office:value-type="float" office:value="14">
            <text:p>14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21]+7" office:value-type="date" office:date-value="2006-12-08">
            <text:p>8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2]+1" office:value-type="float" office:value="15">
            <text:p>15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22]+7" office:value-type="date" office:date-value="2006-12-15">
            <text:p>15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3]+1" office:value-type="float" office:value="16">
            <text:p>16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23]+7" office:value-type="date" office:date-value="2006-12-22">
            <text:p>22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4]+1" office:value-type="float" office:value="17">
            <text:p>17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office:value-type="date" office:date-value="2006-12-01">
            <text:p>1-Dec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25]+1" office:value-type="float" office:value="18">
            <text:p>18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25]+7" office:value-type="date" office:date-value="2006-12-08">
            <text:p>8-Dec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26]+1" office:value-type="float" office:value="19">
            <text:p>19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26]+7" office:value-type="date" office:date-value="2006-12-15">
            <text:p>15-Dec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27]+1" office:value-type="float" office:value="20">
            <text:p>20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27]+7" office:value-type="date" office:date-value="2006-12-22">
            <text:p>22-Dec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28]+1" office:value-type="float" office:value="21">
            <text:p>21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office:value-type="date" office:date-value="2006-12-07">
            <text:p>7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9]+1" office:value-type="float" office:value="22">
            <text:p>22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29]+7" office:value-type="date" office:date-value="2006-12-14">
            <text:p>14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0]+1" office:value-type="float" office:value="23">
            <text:p>23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30]+7" office:value-type="date" office:date-value="2006-12-21">
            <text:p>21-Dec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1]+1" office:value-type="float" office:value="24">
            <text:p>24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office:value-type="date" office:date-value="2006-12-06">
            <text:p>6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32]+1" office:value-type="float" office:value="25">
            <text:p>25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32]+7" office:value-type="date" office:date-value="2006-12-13">
            <text:p>13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33]+1" office:value-type="float" office:value="26">
            <text:p>26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33]+7" office:value-type="date" office:date-value="2006-12-20">
            <text:p>20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34]+1" office:value-type="float" office:value="27">
            <text:p>27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office:value-type="date" office:date-value="2006-12-06">
            <text:p>6-Dec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35]+1" office:value-type="float" office:value="28">
            <text:p>28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30" table:formula="oooc:=[.H35]+7" office:value-type="date" office:date-value="2006-12-13">
            <text:p>13-Dec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36]+1" office:value-type="float" office:value="29">
            <text:p>29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9" table:formula="oooc:=[.H36]+7" office:value-type="date" office:date-value="2006-12-20">
            <text:p>20-Dec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37]+1" office:value-type="float" office:value="30">
            <text:p>30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office:value-type="date" office:date-value="2006-12-04">
            <text:p>4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38]+1" office:value-type="float" office:value="31">
            <text:p>31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38]+7" office:value-type="date" office:date-value="2006-12-11">
            <text:p>11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39]+1" office:value-type="float" office:value="32">
            <text:p>32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39]+7" office:value-type="date" office:date-value="2006-12-18">
            <text:p>18-Dec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6"/>
          <table:table-cell table:style-name="ce12" office:value-type="string">
            <text:p>Total:</text:p>
          </table:table-cell>
          <table:table-cell table:style-name="ce32" table:formula="oooc:=SUM([.F12:.F40])" office:value-type="float" office:value="58">
            <text:p>58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/>
          <table:table-cell table:style-name="ce13" office:value-type="string">
            <text:p>TOTAL ore:</text:p>
          </table:table-cell>
          <table:table-cell table:style-name="ce15" office:value-type="string">
            <text:p>Curs</text:p>
          </table:table-cell>
          <table:table-cell table:style-name="ce19" office:value-type="string">
            <text:p>Nr.ore</text:p>
          </table:table-cell>
          <table:table-cell table:style-name="ce22" office:value-type="string">
            <text:p>Aplicatii</text:p>
          </table:table-cell>
          <table:table-cell table:style-name="ce15" office:value-type="string">
            <text:p>Nr.ore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6" office:value-type="string">
            <text:p>Prof</text:p>
          </table:table-cell>
          <table:table-cell table:style-name="ce20"/>
          <table:table-cell table:style-name="ce23" office:value-type="string">
            <text:p>Prof</text:p>
          </table:table-cell>
          <table:table-cell table:style-name="ce26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Conf</text:p>
          </table:table-cell>
          <table:table-cell table:style-name="ce21"/>
          <table:table-cell table:style-name="ce24" office:value-type="string">
            <text:p>Conf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S.L</text:p>
          </table:table-cell>
          <table:table-cell table:style-name="ce21" office:value-type="string">
            <text:p>6</text:p>
          </table:table-cell>
          <table:table-cell table:style-name="ce24" office:value-type="string">
            <text:p>S.L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As</text:p>
          </table:table-cell>
          <table:table-cell table:style-name="ce21"/>
          <table:table-cell table:style-name="ce24" office:value-type="string">
            <text:p>As</text:p>
          </table:table-cell>
          <table:table-cell table:style-name="ce27" office:value-type="string">
            <text:p>58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 table:style-name="ce6" office:value-type="string">
            <text:p>Intocmit:</text:p>
          </table:table-cell>
          <table:table-cell table:style-name="ce12"/>
          <table:table-cell table:style-name="ce12" office:value-type="string">
            <text:p>Titular curs</text:p>
          </table:table-cell>
          <table:table-cell table:style-name="ce12"/>
          <table:table-cell table:style-name="ce12" office:value-type="string">
            <text:p>Sef Catedra,</text:p>
          </table:table-cell>
          <table:table-cell table:style-name="ce12" table:number-columns-repeated="2"/>
          <table:table-cell table:style-name="ce12" office:value-type="string">
            <text:p>Decan,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6" office:value-type="string">
            <text:p>Deaconescu Razvan</text:p>
          </table:table-cell>
          <table:table-cell/>
          <table:table-cell table:style-name="ce12" table:number-columns-repeated="2"/>
          <table:table-cell table:style-name="ce12" office:value-type="string">
            <text:p>Prof.Dr.Ing.N.Tapus</text:p>
          </table:table-cell>
          <table:table-cell table:style-name="ce12" table:number-columns-repeated="2"/>
          <table:table-cell table:style-name="ce12" office:value-type="string">
            <text:p>Prof.Dr.Ing.D.Popescu</text:p>
          </table:table-cell>
          <table:table-cell table:style-name="ce12"/>
          <table:table-cell table:number-columns-repeated="247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3154in" fo:margin-bottom="0.3154in" fo:margin-left="0.748in" fo:margin-right="0.5516in" style:first-page-number="continue" style:table-centering="horizontal" style:writing-mode="lr-tb"/>
      <style:header-style>
        <style:header-footer-properties fo:min-height="0.2957in" fo:margin-left="0in" fo:margin-right="0.1965in" fo:margin-bottom="0.3335in"/>
      </style:header-style>
      <style:footer-style>
        <style:header-footer-properties fo:min-height="0.2957in" fo:margin-left="0in" fo:margin-right="0.1965in" fo:margin-top="0.3335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8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aie1" style:display-name="PageStyle_Foaie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cretariat</meta:initial-creator>
    <meta:creation-date>2003-10-21T15:38:58</meta:creation-date>
    <dc:creator>Cosi</dc:creator>
    <dc:date>2006-11-07T14:00:16</dc:date>
    <meta:print-date>2006-11-07T14:00:1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2"/>
  </office:meta>
</office:document-meta>
</file>